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7b93" officeooo:paragraph-rsid="00087b93"/>
    </style:style>
    <style:style style:name="P2" style:family="paragraph" style:parent-style-name="Standard">
      <style:text-properties fo:font-weight="bold" officeooo:rsid="00087b93" officeooo:paragraph-rsid="00087b93" style:font-weight-asian="bold" style:font-weight-complex="bold"/>
    </style:style>
    <style:style style:name="P3" style:family="paragraph" style:parent-style-name="Standard">
      <style:text-properties officeooo:rsid="0009640e" officeooo:paragraph-rsid="0009640e"/>
    </style:style>
    <style:style style:name="T1" style:family="text">
      <style:text-properties officeooo:rsid="0009640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 Balancing Act—Controlling COVID-19 While Keeping Restaurants and Other Small Family-Owned Retail Businesses Afloat</text:p>
      <text:p text:style-name="P2"/>
      <text:p text:style-name="P1">The Situation—The United States experienced two clear waves of COVID-19 outbreaks so far. The first—concentrated most heavily in the New York region and New Orleans—was the most acutely severe. Hospitals were overwhelmed. <text:span text:style-name="T1">P</text:span>eople were panicked. <text:span text:style-name="T1">At its peak, every day more than 70,000 new infections were being reported and more than 2,000 people were dying from the disease. </text:span>The second <text:span text:style-name="T1">was more dispersed, but not as acute. The hardest hit areas were in the south and in Arizona. At its peak, every day more than 50,000 new infections were being reported and more than 1,000 deaths from COVID-19 were being reported. The second wave </text:span>ebbed in September, but a third appears to be building. If so, this wave could prove to be challenging <text:span text:style-name="T1">to contain</text:span>. <text:span text:style-name="T1">People</text:span> will be spending more time indoors during the fall and winter time. <text:span text:style-name="T1">And COVID-19 has set in. </text:span></text:p>
      <text:p text:style-name="P1"/>
      <text:p text:style-name="P3">Much of the country was shut down during the first wave out of concern that the ac</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2T13:18:55.379390042</meta:creation-date>
    <meta:editing-duration>PT1M28S</meta:editing-duration>
    <meta:editing-cycles>2</meta:editing-cycles>
    <meta:generator>LibreOffice/6.4.5.2$Linux_X86_64 LibreOffice_project/40$Build-2</meta:generator>
    <dc:date>2020-10-12T13:19:26.718015747</dc:date>
    <meta:document-statistic meta:table-count="0" meta:image-count="0" meta:object-count="0" meta:page-count="1" meta:paragraph-count="3" meta:word-count="178" meta:character-count="1046" meta:non-whitespace-character-count="874"/>
  </office:meta>
</office:document-meta>
</file>